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_PREDESTINATO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87" calcext:value-type="float">
            <text:p>6.8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3.2, 6.9, 6.89]</text:p>
          </table:table-cell>
          <table:table-cell office:value-type="string" calcext:value-type="string">
            <text:p>[65.84, 6.46, 6.45]</text:p>
          </table:table-cell>
          <table:table-cell office:value-type="string" calcext:value-type="string">
            <text:p>[58.86, 7.28, 7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9.78, 8.26, 8.04]</text:p>
          </table:table-cell>
          <table:table-cell office:value-type="string" calcext:value-type="string">
            <text:p>[80.22, 7.93, 7.7]</text:p>
          </table:table-cell>
          <table:table-cell office:value-type="string" calcext:value-type="string">
            <text:p>[77.29, 8.92, 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53" calcext:value-type="float">
            <text:p>8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23, 8.79, 8.66]</text:p>
          </table:table-cell>
          <table:table-cell office:value-type="string" calcext:value-type="string">
            <text:p>[43.13, 7.8, 7.69]</text:p>
          </table:table-cell>
          <table:table-cell office:value-type="string" calcext:value-type="string">
            <text:p>[47.44, 9.07, 9.1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9.02, 8.88, 8.33]</text:p>
          </table:table-cell>
          <table:table-cell office:value-type="string" calcext:value-type="string">
            <text:p>[62.98, 8.09, 7.85]</text:p>
          </table:table-cell>
          <table:table-cell office:value-type="string" calcext:value-type="string">
            <text:p>[56.66, 9.49, 9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agressive_tunning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99" calcext:value-type="float">
            <text:p>8.9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7, 9.01]</text:p>
          </table:table-cell>
          <table:table-cell office:value-type="string" calcext:value-type="string">
            <text:p>[21.27, 8.55, 8.62]</text:p>
          </table:table-cell>
          <table:table-cell office:value-type="string" calcext:value-type="string">
            <text:p>[41.1, 9.39, 9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99, 7.08, 6.63]</text:p>
          </table:table-cell>
          <table:table-cell office:value-type="string" calcext:value-type="string">
            <text:p>[47.4, 6.22, 5.98]</text:p>
          </table:table-cell>
          <table:table-cell office:value-type="string" calcext:value-type="string">
            <text:p>[47.81, 13.92, 14.1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radr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6" calcext:value-type="float">
            <text:p>9.3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0.7, 9.1, 9.22]</text:p>
          </table:table-cell>
          <table:table-cell office:value-type="string" calcext:value-type="string">
            <text:p>[57.5, 8.98, 9.35]</text:p>
          </table:table-cell>
          <table:table-cell office:value-type="string" calcext:value-type="string">
            <text:p>[48.71, 9.78, 9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ApexPl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08" calcext:value-type="float">
            <text:p>10.0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2.94, 10.33, 10.26]</text:p>
          </table:table-cell>
          <table:table-cell office:value-type="string" calcext:value-type="string">
            <text:p>[27.01, 9.54, 9.56]</text:p>
          </table:table-cell>
          <table:table-cell office:value-type="string" calcext:value-type="string">
            <text:p>[29.54, 10.39, 10.3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14" calcext:value-type="float">
            <text:p>10.1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1.86, 9.96, 9.78]</text:p>
          </table:table-cell>
          <table:table-cell office:value-type="string" calcext:value-type="string">
            <text:p>[77.44, 9.66, 9.28]</text:p>
          </table:table-cell>
          <table:table-cell office:value-type="string" calcext:value-type="string">
            <text:p>[94.34, 11.3, 10.8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16" calcext:value-type="float">
            <text:p>10.1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9.32, 9.88, 9.88]</text:p>
          </table:table-cell>
          <table:table-cell office:value-type="string" calcext:value-type="string">
            <text:p>[104.4, 9.35, 9.32]</text:p>
          </table:table-cell>
          <table:table-cell office:value-type="string" calcext:value-type="string">
            <text:p>[131.14, 11.3, 11.2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ckingj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37" calcext:value-type="float">
            <text:p>10.3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9.76, 10.78, 10.15]</text:p>
          </table:table-cell>
          <table:table-cell office:value-type="string" calcext:value-type="string">
            <text:p>[38.19, 9.77, 9.44]</text:p>
          </table:table-cell>
          <table:table-cell office:value-type="string" calcext:value-type="string">
            <text:p>[69.57, 11.07, 11.0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beep_beep_v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47" calcext:value-type="float">
            <text:p>11.4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0.39, 12.08, 11.63]</text:p>
          </table:table-cell>
          <table:table-cell office:value-type="string" calcext:value-type="string">
            <text:p>[54.9, 10.36, 10.2]</text:p>
          </table:table-cell>
          <table:table-cell office:value-type="string" calcext:value-type="string">
            <text:p>[57.26, 12.31, 12.2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81" calcext:value-type="float">
            <text:p>11.8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74, 11.42, 11.43]</text:p>
          </table:table-cell>
          <table:table-cell office:value-type="string" calcext:value-type="string">
            <text:p>[24.07, 11.1, 11.12]</text:p>
          </table:table-cell>
          <table:table-cell office:value-type="string" calcext:value-type="string">
            <text:p>[27.04, 12.89, 12.9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97" calcext:value-type="float">
            <text:p>11.9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67, 11.87, 11.64]</text:p>
          </table:table-cell>
          <table:table-cell office:value-type="string" calcext:value-type="string">
            <text:p>[53.59, 11.8, 10.78]</text:p>
          </table:table-cell>
          <table:table-cell office:value-type="string" calcext:value-type="string">
            <text:p>[52.61, 13.12, 12.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51, 13.18, 12.94]</text:p>
          </table:table-cell>
          <table:table-cell office:value-type="string" calcext:value-type="string">
            <text:p>[57.96, 11.98, 12.1]</text:p>
          </table:table-cell>
          <table:table-cell office:value-type="string" calcext:value-type="string">
            <text:p>[60.72, 14.13, 1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u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67" calcext:value-type="float">
            <text:p>13.6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1.26, 13.58, 13.58]</text:p>
          </table:table-cell>
          <table:table-cell office:value-type="string" calcext:value-type="string">
            <text:p>[69.52, 12.88, 12.97]</text:p>
          </table:table-cell>
          <table:table-cell office:value-type="string" calcext:value-type="string">
            <text:p>[74.27, 14.45, 14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_V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77, 14.23, 14.22]</text:p>
          </table:table-cell>
          <table:table-cell office:value-type="string" calcext:value-type="string">
            <text:p>[55.09, 13.47, 13.35]</text:p>
          </table:table-cell>
          <table:table-cell office:value-type="string" calcext:value-type="string">
            <text:p>[58.66, 15.36, 15.3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buntu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1.74, 14.42, 14.07]</text:p>
          </table:table-cell>
          <table:table-cell office:value-type="string" calcext:value-type="string">
            <text:p>[31.95, 14.36, 13.64]</text:p>
          </table:table-cell>
          <table:table-cell office:value-type="string" calcext:value-type="string">
            <text:p>[32.78, 15.35, 15.1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08" calcext:value-type="float">
            <text:p>15.0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0, 15.14, 14.23]</text:p>
          </table:table-cell>
          <table:table-cell office:value-type="string" calcext:value-type="string">
            <text:p>[33.86, 13.5, 13.9]</text:p>
          </table:table-cell>
          <table:table-cell office:value-type="string" calcext:value-type="string">
            <text:p>[35.82, 16.91, 16.7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_frid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32" calcext:value-type="float">
            <text:p>15.3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2.1, 14.89, 14.94]</text:p>
          </table:table-cell>
          <table:table-cell office:value-type="string" calcext:value-type="string">
            <text:p>[31.68, 14.74, 14.88]</text:p>
          </table:table-cell>
          <table:table-cell office:value-type="string" calcext:value-type="string">
            <text:p>[37.31, 16.22, 16.2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utney3_Trajecto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55" calcext:value-type="float">
            <text:p>15.55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74, 15.11, 15.1]</text:p>
          </table:table-cell>
          <table:table-cell office:value-type="string" calcext:value-type="string">
            <text:p>[47.86, 15.15, 15.26]</text:p>
          </table:table-cell>
          <table:table-cell office:value-type="string" calcext:value-type="string">
            <text:p>[45.78, 16.34, 16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hui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33" calcext:value-type="float">
            <text:p>16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0.12, 16.43, 16.15]</text:p>
          </table:table-cell>
          <table:table-cell office:value-type="string" calcext:value-type="string">
            <text:p>[52.1, 16.1, 15.87]</text:p>
          </table:table-cell>
          <table:table-cell office:value-type="string" calcext:value-type="string">
            <text:p>[50.11, 16.86, 16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t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9.7, 16.89, 15.95]</text:p>
          </table:table-cell>
          <table:table-cell office:value-type="string" calcext:value-type="string">
            <text:p>[73.6, 17.02, 15.33]</text:p>
          </table:table-cell>
          <table:table-cell office:value-type="string" calcext:value-type="string">
            <text:p>[72.74, 19.8, 18.5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rlin1v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3" calcext:value-type="float">
            <text:p>17.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32, 17.66, 17.56]</text:p>
          </table:table-cell>
          <table:table-cell office:value-type="string" calcext:value-type="string">
            <text:p>[60.22, 16.85, 16.52]</text:p>
          </table:table-cell>
          <table:table-cell office:value-type="string" calcext:value-type="string">
            <text:p>[64.04, 17.89, 17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79, 16.62, 16.3]</text:p>
          </table:table-cell>
          <table:table-cell office:value-type="string" calcext:value-type="string">
            <text:p>[32.69, 18.34, 17.39]</text:p>
          </table:table-cell>
          <table:table-cell office:value-type="string" calcext:value-type="string">
            <text:p>[45.94, 19.57, 19.4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.73" calcext:value-type="float">
            <text:p>18.7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54, 18.34, 18.29]</text:p>
          </table:table-cell>
          <table:table-cell office:value-type="string" calcext:value-type="string">
            <text:p>[47.5, 17.53, 17.42]</text:p>
          </table:table-cell>
          <table:table-cell office:value-type="string" calcext:value-type="string">
            <text:p>[45.83, 20.64, 20.1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.52" calcext:value-type="float">
            <text:p>19.5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6.09, 18.43, 17.73]</text:p>
          </table:table-cell>
          <table:table-cell office:value-type="string" calcext:value-type="string">
            <text:p>[49.98, 18.22, 17.33]</text:p>
          </table:table-cell>
          <table:table-cell office:value-type="string" calcext:value-type="string">
            <text:p>[146.58, 22.67, 22.7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dromandi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2.13, 20.54, 21.1]</text:p>
          </table:table-cell>
          <table:table-cell office:value-type="string" calcext:value-type="string">
            <text:p>[31.37, 19.09, 19.27]</text:p>
          </table:table-cell>
          <table:table-cell office:value-type="string" calcext:value-type="string">
            <text:p>[44.74, 22.33, 22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.96" calcext:value-type="float">
            <text:p>21.9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30.26, 23.44, 21.19]</text:p>
          </table:table-cell>
          <table:table-cell office:value-type="string" calcext:value-type="string">
            <text:p>[128.6, 22.74, 20.21]</text:p>
          </table:table-cell>
          <table:table-cell office:value-type="string" calcext:value-type="string">
            <text:p>[136.68, 23.38, 20.8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502_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88.58, 22.98, 21.06]</text:p>
          </table:table-cell>
          <table:table-cell office:value-type="string" calcext:value-type="string">
            <text:p>[88.3, 22.8, 21.34]</text:p>
          </table:table-cell>
          <table:table-cell office:value-type="string" calcext:value-type="string">
            <text:p>[100.66, 22.69, 21.1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b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.35" calcext:value-type="float">
            <text:p>45.35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4.5, 45.91, 45.13]</text:p>
          </table:table-cell>
          <table:table-cell office:value-type="string" calcext:value-type="string">
            <text:p>[75.0, 42.9, 45.51]</text:p>
          </table:table-cell>
          <table:table-cell office:value-type="string" calcext:value-type="string">
            <text:p>[79.02, 46.1, 46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tsale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.01" calcext:value-type="float">
            <text:p>46.0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0.1, 45.7, 45.59]</text:p>
          </table:table-cell>
          <table:table-cell office:value-type="string" calcext:value-type="string">
            <text:p>[55.67, 42.85, 42.78]</text:p>
          </table:table-cell>
          <table:table-cell office:value-type="string" calcext:value-type="string">
            <text:p>[103.99, 49.62, 49.5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7.21" calcext:value-type="float">
            <text:p>7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41.23, 6.93, 6.98]</text:p>
          </table:table-cell>
          <table:table-cell office:value-type="string" calcext:value-type="string">
            <text:p>[42.98, 6.39, 6.5]</text:p>
          </table:table-cell>
          <table:table-cell office:value-type="string" calcext:value-type="string">
            <text:p>[44.74, 8.05, 8.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67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[[True, True, True, True, True], [True, True, Fals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2.98, 11.34, 10.14]</text:p>
          </table:table-cell>
          <table:table-cell office:value-type="string" calcext:value-type="string">
            <text:p>[23.22, 10.27, 9.74]</text:p>
          </table:table-cell>
          <table:table-cell office:value-type="string" calcext:value-type="string">
            <text:p>[26.42, 11.67, 11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Pilleul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48, 19.88, 18.25]</text:p>
          </table:table-cell>
          <table:table-cell office:value-type="string" calcext:value-type="string">
            <text:p>[31.66, 20.27, 19.0]</text:p>
          </table:table-cell>
          <table:table-cell office:value-type="string" calcext:value-type="string">
            <text:p>[33.88, 21.62, 20.4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9.56" calcext:value-type="float">
            <text:p>9.56</text:p>
          </table:table-cell>
          <table:table-cell table:number-columns-repeated="2"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0.19, 9.36, 8.89]</text:p>
          </table:table-cell>
          <table:table-cell office:value-type="string" calcext:value-type="string">
            <text:p>[31.71, 9.26, 9.08]</text:p>
          </table:table-cell>
          <table:table-cell office:value-type="string" calcext:value-type="string">
            <text:p>[32.11, 10.5, 10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_6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27, 10.32, 10.26]</text:p>
          </table:table-cell>
          <table:table-cell office:value-type="string" calcext:value-type="string">
            <text:p>[62.17, 9.51, 9.53]</text:p>
          </table:table-cell>
          <table:table-cell office:value-type="string" calcext:value-type="string">
            <text:p>[63.07, 11.41, 11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w_try_2804_2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53, 16.64, 16.65]</text:p>
          </table:table-cell>
          <table:table-cell office:value-type="string" calcext:value-type="string">
            <text:p>[29.7, 15.94, 15.93]</text:p>
          </table:table-cell>
          <table:table-cell office:value-type="string" calcext:value-type="string">
            <text:p>[34.72, 16.94, 16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6, 25.78, 25.72]</text:p>
          </table:table-cell>
          <table:table-cell office:value-type="string" calcext:value-type="string">
            <text:p>[54.02, 25.32, 25.41]</text:p>
          </table:table-cell>
          <table:table-cell office:value-type="string" calcext:value-type="string">
            <text:p>[52.38, 28.06, 28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V7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0.26" calcext:value-type="float">
            <text:p>10.2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False, False, True], [True, True, False, True, True]]</text:p>
          </table:table-cell>
          <table:table-cell office:value-type="string" calcext:value-type="string">
            <text:p>[25.64, 10.42, 10.4]</text:p>
          </table:table-cell>
          <table:table-cell office:value-type="string" calcext:value-type="string">
            <text:p>[25.65, 10.25, 10.26]</text:p>
          </table:table-cell>
          <table:table-cell office:value-type="string" calcext:value-type="string">
            <text:p>[25.67, 9.93, 10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VIET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24.58" calcext:value-type="float">
            <text:p>24.58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25.51, 24.6, 24.55]</text:p>
          </table:table-cell>
          <table:table-cell office:value-type="string" calcext:value-type="string">
            <text:p>[23.06, 23.6, 23.62]</text:p>
          </table:table-cell>
          <table:table-cell office:value-type="string" calcext:value-type="string">
            <text:p>[40.74, 25.62, 25.5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z2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[[True, True, True, True, True], [True, False, True, True, False], [True, True, True, True, False]]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3.78, 11.81, 11.8]</text:p>
          </table:table-cell>
          <table:table-cell office:value-type="string" calcext:value-type="string">
            <text:p>[53.7, 11.82, 11.81]</text:p>
          </table:table-cell>
          <table:table-cell office:value-type="string" calcext:value-type="string">
            <text:p>[52.86, 11.84, 11.8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oth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[[True, True, True, True, True], [True, False, True, True, True], [True, True, True, True, True]]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43.05, 20.22, 20.99]</text:p>
          </table:table-cell>
          <table:table-cell office:value-type="string" calcext:value-type="string">
            <text:p>[43.94, 18.6, 19.63]</text:p>
          </table:table-cell>
          <table:table-cell office:value-type="string" calcext:value-type="string">
            <text:p>[65.72, 18.52, 1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ed2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False, True, True, False, False]]</text:p>
          </table:table-cell>
          <table:table-cell office:value-type="string" calcext:value-type="string">
            <text:p>[31.22, 11.12, 10.81]</text:p>
          </table:table-cell>
          <table:table-cell office:value-type="string" calcext:value-type="string">
            <text:p>[25.74, 10.22, 10.03]</text:p>
          </table:table-cell>
          <table:table-cell office:value-type="string" calcext:value-type="string">
            <text:p>[48.12, 12.06, 12.1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6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341.07" calcext:value-type="float">
            <text:p>341.0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124.03, 12.14, 11.82]</text:p>
          </table:table-cell>
          <table:table-cell office:value-type="string" calcext:value-type="string">
            <text:p>[113.43, 11.39, 11.1]</text:p>
          </table:table-cell>
          <table:table-cell office:value-type="string" calcext:value-type="string">
            <text:p>[227.3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uflon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[[True, True, True, True, True], [False, True, True, True, False], [False, False, True, True, Fals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[True, True, True, True, True], [True, True, False, True, True], [False, True, True, True, True]]</text:p>
          </table:table-cell>
          <table:table-cell office:value-type="string" calcext:value-type="string">
            <text:p>[102.56, 10.22, 9.12]</text:p>
          </table:table-cell>
          <table:table-cell office:value-type="string" calcext:value-type="string">
            <text:p>[101.04, 9.81, 9.19]</text:p>
          </table:table-cell>
          <table:table-cell office:value-type="string" calcext:value-type="string">
            <text:p>[102.38, 9.8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one Cen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False, True, False, True, False], [False, True, False, False, False]]</text:p>
          </table:table-cell>
          <table:table-cell office:value-type="string" calcext:value-type="string">
            <text:p>[60.55, 17.33, 17.38]</text:p>
          </table:table-cell>
          <table:table-cell office:value-type="string" calcext:value-type="string">
            <text:p>[72.14, 20.16, 20.32]</text:p>
          </table:table-cell>
          <table:table-cell office:value-type="string" calcext:value-type="string">
            <text:p>[59.6, 9.86, 10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nsterinc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672.9" calcext:value-type="float">
            <text:p>672.9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208.22, 1000.0, 1000.0]</text:p>
          </table:table-cell>
          <table:table-cell office:value-type="string" calcext:value-type="string">
            <text:p>[186.62, 18.85, 18.53]</text:p>
          </table:table-cell>
          <table:table-cell office:value-type="string" calcext:value-type="string">
            <text:p>[232.29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his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670.26" calcext:value-type="float">
            <text:p>670.26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6.3, 10.78, 10.8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mkirk</text:p>
          </table:table-cell>
          <table:table-cell office:value-type="float" office:value="5" calcext:value-type="float">
            <text:p>5</text:p>
          </table:table-cell>
          <table:table-cell office:value-type="float" office:value="2.56" calcext:value-type="float">
            <text:p>2.56</text:p>
          </table:table-cell>
          <table:table-cell office:value-type="float" office:value="671.94" calcext:value-type="float">
            <text:p>671.94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table:number-columns-repeated="2" office:value-type="string" calcext:value-type="string">
            <text:p>[1000.0, 1000.0, 1000.0]</text:p>
          </table:table-cell>
          <table:table-cell office:value-type="string" calcext:value-type="string">
            <text:p>[110.86, 15.57, 16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30d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9.27, 10.8, 10.68]</text:p>
          </table:table-cell>
          <table:table-cell office:value-type="string" calcext:value-type="string">
            <text:p>[122.02, 9.85, 9.84]</text:p>
          </table:table-cell>
          <table:table-cell office:value-type="string" calcext:value-type="string">
            <text:p>[120.34, 11.26, 11.2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rreGasly_v2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8.37" calcext:value-type="float">
            <text:p>18.3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True, True, True, True], [True, True, True, True, True]]</text:p>
          </table:table-cell>
          <table:table-cell office:value-type="string" calcext:value-type="string">
            <text:p>[43.53, 19.3, 18.22]</text:p>
          </table:table-cell>
          <table:table-cell office:value-type="string" calcext:value-type="string">
            <text:p>[45.82, 17.93, 17.27]</text:p>
          </table:table-cell>
          <table:table-cell office:value-type="string" calcext:value-type="string">
            <text:p>[45.81, 19.08, 18.4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i_daddy_3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65, 13.42, 13.53]</text:p>
          </table:table-cell>
          <table:table-cell office:value-type="string" calcext:value-type="string">
            <text:p>[57.71, 13.43, 13.64]</text:p>
          </table:table-cell>
          <table:table-cell office:value-type="string" calcext:value-type="string">
            <text:p>[78.62, 15.31, 15.5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4_Gate_Not_Found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39.39, 12.03, 11.85]</text:p>
          </table:table-cell>
          <table:table-cell office:value-type="string" calcext:value-type="string">
            <text:p>[43.26, 11.43, 11.34]</text:p>
          </table:table-cell>
          <table:table-cell office:value-type="string" calcext:value-type="string">
            <text:p>[33.07, 12.34, 12.2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False], [True, True, True, True, True], [True, False, True, True, True]]</text:p>
          </table:table-cell>
          <table:table-cell office:value-type="string" calcext:value-type="string">
            <text:p>[37.38, 12.13, 12.22]</text:p>
          </table:table-cell>
          <table:table-cell office:value-type="string" calcext:value-type="string">
            <text:p>[39.74, 11.79, 12.2]</text:p>
          </table:table-cell>
          <table:table-cell office:value-type="string" calcext:value-type="string">
            <text:p>[43.91, 12.99, 13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67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4.41" calcext:value-type="float">
            <text:p>14.41</text:p>
          </table:table-cell>
          <table:table-cell table:number-columns-repeated="2"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61.94, 14.14, 14.05]</text:p>
          </table:table-cell>
          <table:table-cell office:value-type="string" calcext:value-type="string">
            <text:p>[51.9, 14.25, 13.78]</text:p>
          </table:table-cell>
          <table:table-cell office:value-type="string" calcext:value-type="string">
            <text:p>[53.37, 15.16, 15.0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och</text:p>
          </table:table-cell>
          <table:table-cell office:value-type="float" office:value="4.67" calcext:value-type="float">
            <text:p>4.67</text:p>
          </table:table-cell>
          <table:table-cell office:value-type="float" office:value="4.33" calcext:value-type="float">
            <text:p>4.33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[[True, True, True, True, True], [True, False, True, False, True], [True, False, True, True, True]]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18.36, 19.49, 19.48]</text:p>
          </table:table-cell>
          <table:table-cell office:value-type="string" calcext:value-type="string">
            <text:p>[109.0, 19.49, 19.47]</text:p>
          </table:table-cell>
          <table:table-cell office:value-type="string" calcext:value-type="string">
            <text:p>[103.58, 20.34, 20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a</text:p>
          </table:table-cell>
          <table:table-cell office:value-type="float" office:value="4.67" calcext:value-type="float">
            <text:p>4.67</text:p>
          </table:table-cell>
          <table:table-cell office:value-type="float" office:value="4.11" calcext:value-type="float">
            <text:p>4.11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[[True, True, True, True, True], [False, True, True, True, True], [True, True, True, True, Fals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False, True, True, True, False], [False, True, True, False, True]]</text:p>
          </table:table-cell>
          <table:table-cell office:value-type="string" calcext:value-type="string">
            <text:p>[30.79, 11.43, 10.82]</text:p>
          </table:table-cell>
          <table:table-cell office:value-type="string" calcext:value-type="string">
            <text:p>[28.22, 11.19, 10.88]</text:p>
          </table:table-cell>
          <table:table-cell office:value-type="string" calcext:value-type="string">
            <text:p>[27.78, 11.11, 11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odia2</text:p>
          </table:table-cell>
          <table:table-cell office:value-type="float" office:value="4.67" calcext:value-type="float">
            <text:p>4.67</text:p>
          </table:table-cell>
          <table:table-cell office:value-type="float" office:value="4" calcext:value-type="float">
            <text:p>4</text:p>
          </table:table-cell>
          <table:table-cell office:value-type="float" office:value="344.63" calcext:value-type="float">
            <text:p>344.63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False, True, True, True], [False, False, False, False, False]]</text:p>
          </table:table-cell>
          <table:table-cell office:value-type="string" calcext:value-type="string">
            <text:p>[60.14, 17.73, 17.7]</text:p>
          </table:table-cell>
          <table:table-cell office:value-type="string" calcext:value-type="string">
            <text:p>[57.25, 16.52, 15.81]</text:p>
          </table:table-cell>
          <table:table-cell office:value-type="string" calcext:value-type="string">
            <text:p>[83.9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gionator</text:p>
          </table:table-cell>
          <table:table-cell office:value-type="float" office:value="4.67" calcext:value-type="float">
            <text:p>4.67</text:p>
          </table:table-cell>
          <table:table-cell office:value-type="float" office:value="3" calcext:value-type="float">
            <text:p>3</text:p>
          </table:table-cell>
          <table:table-cell office:value-type="float" office:value="338.12" calcext:value-type="float">
            <text:p>338.12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[True, True, True, True, True], [True, True, True, False, True], [True, True, True, True, False]]</text:p>
          </table:table-cell>
          <table:table-cell office:value-type="string" calcext:value-type="string">
            <text:p>[[True, True, True, True, True], [True, False, True, True, False], [False, True, True, False, False]]</text:p>
          </table:table-cell>
          <table:table-cell office:value-type="string" calcext:value-type="string">
            <text:p>[62.62, 1000.0, 1000.0]</text:p>
          </table:table-cell>
          <table:table-cell office:value-type="string" calcext:value-type="string">
            <text:p>[37.12, 7.02, 6.79]</text:p>
          </table:table-cell>
          <table:table-cell office:value-type="string" calcext:value-type="string">
            <text:p>[40.71, 7.46, 7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du_JO</text:p>
          </table:table-cell>
          <table:table-cell office:value-type="float" office:value="4.67" calcext:value-type="float">
            <text:p>4.67</text:p>
          </table:table-cell>
          <table:table-cell office:value-type="float" office:value="2" calcext:value-type="float">
            <text:p>2</text:p>
          </table:table-cell>
          <table:table-cell office:value-type="float" office:value="838.76" calcext:value-type="float">
            <text:p>838.76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29.06, 32.54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52.7, 12.28, 11.9]</text:p>
          </table:table-cell>
          <table:table-cell office:value-type="string" calcext:value-type="string">
            <text:p>[24.19, 12.24, 12.06]</text:p>
          </table:table-cell>
          <table:table-cell office:value-type="string" calcext:value-type="string">
            <text:p>[82.5, 12.11, 12.07]</text:p>
          </table:table-cell>
          <table:table-cell table:number-columns-repeated="1014"/>
        </table:table-row>
        <table:table-row table:style-name="ro2">
          <table:table-cell office:value-type="float" office:value="82822" calcext:value-type="float">
            <text:p>82822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21.97" calcext:value-type="float">
            <text:p>21.97</text:p>
          </table:table-cell>
          <table:table-cell table:number-columns-repeated="2"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86.45, 23.25, 24.43]</text:p>
          </table:table-cell>
          <table:table-cell office:value-type="string" calcext:value-type="string">
            <text:p>[68.66, 18.88, 20.51]</text:p>
          </table:table-cell>
          <table:table-cell office:value-type="string" calcext:value-type="string">
            <text:p>[95.78, 22.42, 22.3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hiantatus2</text:p>
          </table:table-cell>
          <table:table-cell office:value-type="float" office:value="4.33" calcext:value-type="float">
            <text:p>4.33</text:p>
          </table:table-cell>
          <table:table-cell office:value-type="float" office:value="4.22" calcext:value-type="float">
            <text:p>4.22</text:p>
          </table:table-cell>
          <table:table-cell office:value-type="float" office:value="181.06" calcext:value-type="float">
            <text:p>181.06</text:p>
          </table:table-cell>
          <table:table-cell office:value-type="string" calcext:value-type="string">
            <text:p>[[True, True, True, True, True], [True, True, True, True, True], [True, True, False, False, False]]</text:p>
          </table:table-cell>
          <table:table-cell office:value-type="string" calcext:value-type="string">
            <text:p>[[True, False, True, True, True], [True, True, True, True, True], [True, True, True, True, True]]</text:p>
          </table:table-cell>
          <table:table-cell office:value-type="string" calcext:value-type="string">
            <text:p>[[True, True, False, True, True], [True, True, False, True, True], [True, True, False, True, True]]</text:p>
          </table:table-cell>
          <table:table-cell office:value-type="string" calcext:value-type="string">
            <text:p>[48.45, 12.25, 1000.0]</text:p>
          </table:table-cell>
          <table:table-cell office:value-type="string" calcext:value-type="string">
            <text:p>[60.32, 39.46, 11.57]</text:p>
          </table:table-cell>
          <table:table-cell office:value-type="string" calcext:value-type="string">
            <text:p>[50.19, 11.52, 11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dro</text:p>
          </table:table-cell>
          <table:table-cell office:value-type="float" office:value="4.33" calcext:value-type="float">
            <text:p>4.33</text:p>
          </table:table-cell>
          <table:table-cell office:value-type="float" office:value="3.22" calcext:value-type="float">
            <text:p>3.22</text:p>
          </table:table-cell>
          <table:table-cell office:value-type="float" office:value="33.13" calcext:value-type="float">
            <text:p>33.13</text:p>
          </table:table-cell>
          <table:table-cell office:value-type="string" calcext:value-type="string">
            <text:p>[[True, True, True, True, False], [True, False, True, False, False], [True, False, True, False, False]]</text:p>
          </table:table-cell>
          <table:table-cell office:value-type="string" calcext:value-type="string">
            <text:p>[[True, True, True, True, False], [False, True, True, False, True], [False, True, True, False, True]]</text:p>
          </table:table-cell>
          <table:table-cell office:value-type="string" calcext:value-type="string">
            <text:p>[[True, True, True, True, True], [True, False, True, False, True], [True, False, True, False, True]]</text:p>
          </table:table-cell>
          <table:table-cell office:value-type="string" calcext:value-type="string">
            <text:p>[31.78, 32.36, 32.33]</text:p>
          </table:table-cell>
          <table:table-cell office:value-type="string" calcext:value-type="string">
            <text:p>[29.74, 30.81, 30.83]</text:p>
          </table:table-cell>
          <table:table-cell office:value-type="string" calcext:value-type="string">
            <text:p>[29.82, 36.23, 36.2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si</text:p>
          </table:table-cell>
          <table:table-cell office:value-type="float" office:value="4.33" calcext:value-type="float">
            <text:p>4.33</text:p>
          </table:table-cell>
          <table:table-cell office:value-type="float" office:value="2.22" calcext:value-type="float">
            <text:p>2.22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[[True, False, True, True, True], [True, False, False, True, False], [True, False, False, True, False]]</text:p>
          </table:table-cell>
          <table:table-cell office:value-type="string" calcext:value-type="string">
            <text:p>[[True, True, True, True, True], [False, False, False, False, False], [True, False, False, False, False]]</text:p>
          </table:table-cell>
          <table:table-cell office:value-type="string" calcext:value-type="string">
            <text:p>[[True, True, False, True, True], [True, False, False, False, False], [True, False, False, False, False]]</text:p>
          </table:table-cell>
          <table:table-cell office:value-type="string" calcext:value-type="string">
            <text:p>[32.24, 13.22, 13.22]</text:p>
          </table:table-cell>
          <table:table-cell office:value-type="string" calcext:value-type="string">
            <text:p>[37.34, 14.3, 14.35]</text:p>
          </table:table-cell>
          <table:table-cell office:value-type="string" calcext:value-type="string">
            <text:p>[41.5, 13.99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aches3</text:p>
          </table:table-cell>
          <table:table-cell office:value-type="float" office:value="4" calcext:value-type="float">
            <text:p>4</text:p>
          </table:table-cell>
          <table:table-cell office:value-type="float" office:value="3.56" calcext:value-type="float">
            <text:p>3.56</text:p>
          </table:table-cell>
          <table:table-cell office:value-type="float" office:value="344.54" calcext:value-type="float">
            <text:p>344.54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49.43, 16.42, 16.09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150.55, 16.88, 17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man</text:p>
          </table:table-cell>
          <table:table-cell office:value-type="float" office:value="4" calcext:value-type="float">
            <text:p>4</text:p>
          </table:table-cell>
          <table:table-cell office:value-type="float" office:value="2.44" calcext:value-type="float">
            <text:p>2.44</text:p>
          </table:table-cell>
          <table:table-cell office:value-type="float" office:value="670.16" calcext:value-type="float">
            <text:p>670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False, True, True, True, True], [True, True, True, True, True], [True, True, True, True, True]]</text:p>
          </table:table-cell>
          <table:table-cell office:value-type="string" calcext:value-type="string">
            <text:p>[[True, True, False, True, Tru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57.97, 10.49, 10.4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lid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rryImLate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False, True, True, False], [False, False, False, False, False], [False, False, False, False, False]]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ulation_v1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H</text:p>
          </table:table-cell>
          <table:table-cell office:value-type="float" office:value="2.67" calcext:value-type="float">
            <text:p>2.67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Fals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noco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False, False, False, False, False], [True, False, True, False, False], [False, False, False, False, False]]</text:p>
          </table:table-cell>
          <table:table-cell office:value-type="string" calcext:value-type="string">
            <text:p>[[False, False, False, True, False], [True, True, False, False, False], [False, False, False, False, False]]</text:p>
          </table:table-cell>
          <table:table-cell office:value-type="string" calcext:value-type="string">
            <text:p>[[True, True, False, False, False], [False, True, False, False, False], [False, False, False, False, False]]</text:p>
          </table:table-cell>
          <table:table-cell office:value-type="string" calcext:value-type="string">
            <text:p>[52.96, 1000.0, 1000.0]</text:p>
          </table:table-cell>
          <table:table-cell office:value-type="string" calcext:value-type="string">
            <text:p>[55.97, 1000.0, 1000.0]</text:p>
          </table:table-cell>
          <table:table-cell office:value-type="string" calcext:value-type="string">
            <text:p>[60.82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roumVro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date-style style:name="N152">
      <number:day/>
      <number:text>-</number:text>
      <number:month number:textual="true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day/>
      <number:text>-</number:text>
      <number:month number:textual="true"/>
      <number:text>-</number:text>
      <number:year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42">
      <number:month/>
      <number:text>/</number:text>
      <number:day/>
      <number:text>/</number:text>
      <number:year number:style="long"/>
    </number:date-style>
    <number:date-style style:name="N159"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/>
      <number:text>:</number:text>
      <number:minutes number:style="long"/>
    </number:tim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5-02T22:31:09.838810000</dc:date>
    <meta:generator>LibreOffice/7.3.7.2$Linux_X86_64 LibreOffice_project/30$Build-2</meta:generator>
    <meta:editing-duration>PT38M31S</meta:editing-duration>
    <meta:editing-cycles>25</meta:editing-cycles>
    <meta:document-statistic meta:table-count="1" meta:cell-count="873" meta:object-count="0"/>
    <meta:user-defined meta:name="ICV"/>
    <meta:user-defined meta:name="KSOProductBuildVer">1033-11.1.0.11723</meta:user-defined>
  </office:meta>
</office:document-meta>
</file>